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39.03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7.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of-sensor-bo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Boitier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No 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CREE_CLM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1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,R7,R8,R5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1,C2,C3,C7,C13,C6</text:p>
          </table:table-cell>
          <table:table-cell office:value-type="string" calcext:value-type="string">
            <text:p>C_0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2,CONN3</text:p>
          </table:table-cell>
          <table:table-cell office:value-type="string" calcext:value-type="string">
            <text:p>_Molex-PicoBlade-SMD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R9,R2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32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2K8U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FN-8-1EP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875IDD#PB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_TSX-3225-SMD-X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S270KGK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S270KRK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FN-6-_2x2.4x0.6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S3472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L618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6180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_Pin2mm_7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/DEBU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-MB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7:21:50.736000000</dc:date>
    <meta:editing-duration>PT14M28S</meta:editing-duration>
    <meta:editing-cycles>2</meta:editing-cycles>
    <meta:generator>LibreOffice/5.1.3.2$Windows_x86 LibreOffice_project/644e4637d1d8544fd9f56425bd6cec110e49301b</meta:generator>
    <meta:print-date>2018-02-19T17:13:31.889000000</meta:print-date>
    <meta:document-statistic meta:table-count="1" meta:cell-count="106" meta:object-count="0"/>
  </office:meta>
</office:document-meta>
</file>